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lear Sans" svg:font-family="'Clear Sans', sans-serif"/>
    <style:font-face style:name="Montserrat" svg:font-family="Montserrat, sans-serif"/>
    <style:font-face style:name="Open Sans" svg:font-family="'Open Sans', Helvetica, Arial, sans-serif"/>
    <style:font-face style:name="Source Sans Pro" svg:font-family="'Source Sans Pro', Helvetica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a0a0a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2" style:family="paragraph" style:parent-style-name="Standard" style:master-page-name="Standard">
      <style:paragraph-properties style:page-number="auto"/>
      <style:text-properties fo:color="#0a0a0a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3" style:family="paragraph" style:parent-style-name="Standard">
      <style:text-properties fo:color="#0a0a0a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T1" style:family="text">
      <style:text-properties fo:color="#0a0a0a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T2" style:family="text">
      <style:text-properties fo:font-variant="normal" fo:text-transform="none" fo:color="#808080" style:font-name="Montserrat" fo:font-size="12pt" fo:letter-spacing="normal" fo:font-style="normal"/>
    </style:style>
    <style:style style:name="T3" style:family="text">
      <style:text-properties fo:font-variant="normal" fo:text-transform="none" fo:color="#808080" style:font-name="Montserrat" fo:font-size="12pt" fo:letter-spacing="normal" fo:font-style="normal" fo:font-weight="normal"/>
    </style:style>
    <style:style style:name="T4" style:family="text">
      <style:text-properties fo:font-variant="normal" fo:text-transform="none" fo:color="#808080" style:font-name="Montserrat" fo:font-size="12pt" fo:letter-spacing="normal" fo:font-style="normal" fo:font-weight="normal" style:font-size-asian="11pt" style:font-weight-asian="normal" style:font-name-complex="Helvetica" style:font-size-complex="11pt" style:font-weight-complex="normal"/>
    </style:style>
    <style:style style:name="T5" style:family="text">
      <style:text-properties fo:font-variant="normal" fo:text-transform="none" fo:color="#808080" fo:letter-spacing="normal"/>
    </style:style>
    <style:style style:name="T6" style:family="text">
      <style:text-properties fo:font-variant="normal" fo:text-transform="none" fo:color="#242a2e" style:font-name="Clear Sans" fo:font-size="13.5pt" fo:letter-spacing="normal" fo:font-style="normal" fo:font-weight="normal" style:font-size-asian="11pt" style:font-weight-asian="normal" style:font-name-complex="Helvetica" style:font-size-complex="11pt" style:font-weight-complex="normal"/>
    </style:style>
    <style:style style:name="T7" style:family="text">
      <style:text-properties fo:font-variant="normal" fo:text-transform="none" fo:color="#000000" style:font-name="Open Sans" fo:font-size="12pt" fo:letter-spacing="normal" fo:font-style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abed" style:text-line-through-style="none" style:font-name="Open Sans" fo:font-size="12pt" fo:letter-spacing="normal" fo:font-style="normal" style:text-underline-style="none" style:text-blinking="false"/>
    </style:style>
    <style:style style:name="T10" style:family="text">
      <style:text-properties fo:font-variant="normal" fo:text-transform="none" fo:color="#fcc581" style:text-line-through-style="none" style:font-name="Montserrat" fo:font-size="12pt" fo:letter-spacing="normal" fo:font-style="normal" style:text-underline-style="none" fo:font-weight="bold" style:text-blinking="false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 az a Stellar Lumen?</text:p>
      <text:p text:style-name="P1">Stellar egy nyílt forráskódú, megosztott fizetési infrastruktúra. Stellar technológiája összeköti az embereket, fizetési rendszereket és bankokat. Célja, hogy megkönnyítse a devizaváltást és pénzügyi tranzakciókat, gyorsan megbízhatóan és centek töredékéért. Mindezt a Lumen (XLM) kriptopénz segítségével.</text:p>
      <text:p text:style-name="P1">Stellar a hálózat neve, aminek kriptovalutáját nevezik Lumen-nek (XLM). Ezek összességét pedig a Stellar.org non profit szervezet felügyeli. </text:p>
      <text:p text:style-name="P1">Stellar-t 2014-ben hozta létre Jed McCaleb. Ő volt az aki pár évvel azelőtt Ripple-t is létrehozta, de miután nézeteltérése támadt a Ripple többi alapítóival otthagyta a vállalatot. Amíg Ripple a bankoknak segít a pénzügyek felgyorsításában addig Stellar a kis emberek közötti tranzakciókat szeretné megkönnyíteni.</text:p>
      <text:p text:style-name="P1">Rendszerük lehetővé tenné, hogy a tranzakciók olcsóbbak, gyorsabbak és megbízhatóbbak legyenek mint a jelenlegi rendszer. Ezen felül még a határon túli fizetéseket szeretnék hatékonyabbá tenni.</text:p>
      <text:p text:style-name="P1"/>
      <text:p text:style-name="P1">Stellar működése</text:p>
      <text:p text:style-name="P1">Mint megannyi kriptovaluta, Stellar is decentralizált elven, blokklánc technológiával működik.</text:p>
      <text:p text:style-name="P1">A Stellar rendszer egy decentralizált szerver hálózaton működik. Ezek a szerverek tárolják a megosztott főkönyvet amely a hálózat adatait és tranzakcióit tartalmazza.</text:p>
      <text:p text:style-name="P1">Gyakorlatban Stellar egy elérhetőbb, rugalmasabb PayPal-ként fog funkcionálni. Feltöltöd a devizádat egy megbízott pénzügyi intézménynek, ilyenek lehetnek például a bankok, Neteller, Skrill vagy PayPal. Ezek az intézmények úgymond hitelt adnak a befizetett összegedért a virtuális pénztárcádon. Csakúgy mint PayPal számlád esetében. </text:p>
      <text:p text:style-name="P1">Ezek az intézmények hídként szolgálnak az adott deviza és a Stellar hálózat között.</text:p>
      <text:p text:style-name="P1">A virtuális tárcádban lévő összeget elküldheted bárkinek a hálózaton. Stellar-nak van egy megosztott deviza váltója is amely automatikusan átváltja a legjobb árfolyamon.</text:p>
      <text:p text:style-name="P1">Tegyük fel, hogy egy barátodnak szeretnél pénzt küldeni aki Németországban él. Használhatod a forint alapú számládat, hogy pénzt küldj neki. A Stellar hálózat ezt automatikusan átváltaná, a legjobb árfolyamon amit a hálózatban kínálnak. Barátod ezt az összeget Euróban kapná meg a számlájára.</text:p>
      <text:p text:style-name="P1">Előnye a jelenlegi rendszerhez képest, hogy az összes pénzügyi intézmény egy és ugyanazon a hálózaton lenne, tehát megkönnyítené a pénzintézménynek közötti tranzakciókat. TRANZAKCIÓ DÍJ???</text:p>
      <text:p text:style-name="P1">Megosztott deviza váltó</text:p>
      <text:p text:style-name="P1">[pic]</text:p>
      <text:p text:style-name="P1">A Stellar főkönyv képes deviza váltási ajánlatokat is tárolni. Ezeknek a váltási árfolyamai előre meg vannak határozva az úgynevezett rendelési könyvben, azon személy által aki leadja a rendelést. Tehát ezek az ajánlatok nem vonatkoznak az automatikus váltásra mint a személyes tranzakciók. A főkönyv a deviza váltási ajánlatok világpiacává válhat.</text:p>
      <text:p text:style-name="P1">Fontos megjegyezni, hogy ez a deviza váltó nem korlátozott hagyományos valutára. Hagyományos és kriptovaluta kereskedési párokat is ajánlhat valaki.</text:p>
      <text:p text:style-name="P1"><text:soft-page-break/></text:p>
      <text:p text:style-name="P1">Több devizás tranzakciók</text:p>
      <text:p text:style-name="P1">[pic]</text:p>
      <text:p text:style-name="P1">Ahogy korábban említettük Stellar-al banki szolgáltatások nehézségei, vagy pénzváltás nélkül intézhetsz utalásokat. </text:p>
      <text:p text:style-name="P1">Ahhoz, hogy ezt elérje három dolgot tehet a rendszer:</text:p>
      <text:p text:style-name="P1">Devizaváltás egy ajánlaton keresztül</text:p>
      <text:p text:style-name="P1">Stellar átváltja a devizát a rendelési könyvben szereplő ajánlatokkal és automatikusan végrehajtja a devizaváltást.</text:p>
      <text:p text:style-name="P1">Lumen-ek használata mint közvetítő</text:p>
      <text:p text:style-name="P1">Euróról, forintra való váltásnál a Stellar rendszer olyan ajánlatokat keres ahol lumeneket adnak euróért. Ezzel egy időben olyan ajánlatokat keres ahol forintot adnak lumenekért. A hálózat elvégzi ezeket a devizaváltásokat és jóváírja a fogadó fél számláján.</text:p>
      <text:p text:style-name="P1">Több devizaváltás egymás után</text:p>
      <text:p text:style-name="P1">Ha nincsen átváltási pár a két valutához, akkor a Stellar hálózat olyan ajánlatok után néz ami egy deviza váltási lánc folyamán át tudja váltani az óhajtott devizára. Például: EUR -&gt; USD, USD -&gt; GBP, GBP -&gt; BTC, BTC -&gt; HUF.</text:p>
      <text:p text:style-name="P1">Ez a több devizaváltás egymás után meglehetősen találékony, és nagyon rugalmas lehetőséget biztosít a felhasználóknak, hogy valutát cseréljenek globális mértékben.</text:p>
      <text:p text:style-name="P1"/>
      <text:p text:style-name="P1">Lumen-ek</text:p>
      <text:p text:style-name="P1">Stellar Lumen-ek (XLM) a kriptovaluta amelyet a Stellar hálózat használ, és amikor a hálózatot létrehozták 100 milliárd darabot bocsátottak ki. Eredetileg Stellar névre hallgatott ez a kriptopénz azonban később megváltoztatták, hogy könnyen megkülönböztethető legyen a Stellar hálózat és a Stellar.org non profit alapítványtól.</text:p>
      <text:p text:style-name="Standard"><text:span text:style-name="T1">Egy Lumen tranzakció <text:s/></text:span><text:span text:style-name="T6">0.00001 XLM-be kerül, ami csak centek töredéke és általában nem telik 6 másodpercnél többe. Stellar készlete évente 1%-al növekszik.</text:span></text:p>
      <text:p text:style-name="P1">Stellar Lumens vásárlás és tárolás</text:p>
      <text:p text:style-name="P1"><text:span text:style-name="T7">Legegyszerűbb módja ha először Bitcoin-t vagy Ethereum-ot vásárolsz Megteheted ezt </text:span><text:a xlink:type="simple" xlink:href="https://www.coinbase.com/join/5a25568689b1720139045d38" office:target-frame-name="_blank" xlink:show="new" text:style-name="Internet_20_link" text:visited-style-name="Visited_20_Internet_20_Link"><text:span text:style-name="T9">Coinbase</text:span></text:a><text:span text:style-name="T8"> </text:span><text:span text:style-name="T7">vagy </text:span><text:a xlink:type="simple" xlink:href="https://www.bitpanda.com/?ref=7538236962718457053" office:target-frame-name="_blank" xlink:show="new" text:style-name="Internet_20_link" text:visited-style-name="Visited_20_Internet_20_Link"><text:span text:style-name="T9">BitPanda</text:span></text:a><text:span text:style-name="T7">-án. Ezután többek között Binance vagy Bitfinex segítségével cserélheted Bitcoin-t Stellar Lumen-ekre. Bitcoin vagy Ethereum beszerzése után </text:span><text:a xlink:type="simple" xlink:href="https://kriptosuli.eu/binance-bitfinex.html" text:style-name="Internet_20_link" text:visited-style-name="Visited_20_Internet_20_Link"><text:span text:style-name="T9">Binance és Bitfinex</text:span></text:a><text:span text:style-name="T8"> </text:span><text:span text:style-name="T7">oldalon részletes útmutatót találsz hogyan válthatod egyik kriptovalutádat egy másikra.</text:span> </text:p>
      <text:p text:style-name="P1">Stargazer és Papaya népszerű választás, ha egy ingyenes szoftveres vagy mobil tárcára van szükség. Stronghold egy megosztott kriptovaluta váltó amely a Stellar rendszerébe van építve, jelenleg Bitcoin-t Ethereum-ot és Lumeneket támogat. StellarTerm pedig egy web alapú kliens amely segítségével hozzáférhetsz a deviza váltóhoz ahol tudsz kereskedni. Ezek mind web tárcaként is funkcionálnak.</text:p>
      <text:p text:style-name="P1"><text:soft-page-break/>Hardver tárcák közül a Ledger Nano S támogatja jelenleg a Stellar Lumen-eket.</text:p>
      <text:p text:style-name="P1"><text:span text:style-name="T5"> </text:span><text:a xlink:type="simple" xlink:href="https://stronghold.co/" text:style-name="Internet_20_link" text:visited-style-name="Visited_20_Internet_20_Link"><text:span text:style-name="T10">Stronghold</text:span></text:a><text:span text:style-name="T2">, for instance, is the distributed exchange built into Stellar’s system, and </text:span><text:a xlink:type="simple" xlink:href="https://stellarterm.com/" text:style-name="Internet_20_link" text:visited-style-name="Visited_20_Internet_20_Link"><text:span text:style-name="T10">StellarTerm</text:span></text:a><text:span text:style-name="T5"> </text:span><text:span text:style-name="T2">is a client that allows you to access the distributed exchange to trade or send funds. </text:span> </text:p>
      <text:p text:style-name="P1"><text:a xlink:type="simple" xlink:href="http://wallet.stellar.chat/" text:style-name="Internet_20_link" text:visited-style-name="Visited_20_Internet_20_Link">http://wallet.stellar.chat/</text:a> https://getstargazer.com/</text:p>
      <text:p text:style-name="P1"/>
      <text:p text:style-name="P1">Végszó</text:p>
      <text:p text:style-name="P1"/>
      <text:p text:style-name="Standard"><text:span text:style-name="T4">With Stellar, you can handle micro-payments with nominal fees, send remittances without fretting over currency exchange or bank transfers, and settle payments in real time (2-5 seconds).</text:span><text:span text:style-name="T1"> </text:span><text:span text:style-name="T3">If the IBM and KlickEx partnerships weren’t enough to impress you, Deloitte, Parkway Projects, and Tempo have started building services on Stellar’s network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lear Sans" svg:font-family="'Clear Sans', sans-serif"/>
    <style:font-face style:name="Montserrat" svg:font-family="Montserrat, sans-serif"/>
    <style:font-face style:name="Open Sans" svg:font-family="'Open Sans', Helvetica, Arial, sans-serif"/>
    <style:font-face style:name="Source Sans Pro" svg:font-family="'Source Sans Pro', Helvetica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Helvetica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Helvetica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i</meta:initial-creator>
    <meta:editing-cycles>56</meta:editing-cycles>
    <meta:creation-date>2017-12-29T10:16:00</meta:creation-date>
    <dc:date>2018-01-17T20:24:10.69</dc:date>
    <meta:editing-duration>P1DT1H38M46S</meta:editing-duration>
    <meta:generator>OpenOffice/4.1.4$Win32 OpenOffice.org_project/414m5$Build-9788</meta:generator>
    <meta:document-statistic meta:table-count="0" meta:image-count="0" meta:object-count="0" meta:page-count="3" meta:paragraph-count="39" meta:word-count="781" meta:character-count="58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